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7031e" officeooo:paragraph-rsid="0007031e"/>
    </style:style>
    <style:style style:name="P2" style:family="paragraph" style:parent-style-name="Standard">
      <style:text-properties officeooo:rsid="0007031e" officeooo:paragraph-rsid="0007031e"/>
    </style:style>
    <style:style style:name="P3" style:family="paragraph" style:parent-style-name="Standard">
      <style:paragraph-properties fo:text-align="justify" style:justify-single-word="false"/>
      <style:text-properties officeooo:rsid="0007031e" officeooo:paragraph-rsid="0007031e"/>
    </style:style>
    <style:style style:name="P4" style:family="paragraph" style:parent-style-name="Standard">
      <style:paragraph-properties fo:text-align="center" style:justify-single-word="false"/>
      <style:text-properties fo:font-size="18pt" officeooo:rsid="0007031e" officeooo:paragraph-rsid="0007031e" style:font-size-asian="18pt" style:font-size-complex="18pt"/>
    </style:style>
    <style:style style:name="P5" style:family="paragraph" style:parent-style-name="Standard">
      <style:paragraph-properties fo:text-align="justify" style:justify-single-word="false"/>
      <style:text-properties officeooo:rsid="000981fa" officeooo:paragraph-rsid="000981fa"/>
    </style:style>
    <style:style style:name="P6" style:family="paragraph" style:parent-style-name="Standard">
      <style:paragraph-properties fo:text-align="justify" style:justify-single-word="false"/>
      <style:text-properties style:use-window-font-color="true" officeooo:rsid="000bf4a0" officeooo:paragraph-rsid="000bf4a0"/>
    </style:style>
    <style:style style:name="P7" style:family="paragraph" style:parent-style-name="Standard">
      <style:paragraph-properties fo:text-align="justify" style:justify-single-word="false"/>
      <style:text-properties style:use-window-font-color="true" style:font-name="Noto Sans" fo:font-size="10pt" officeooo:rsid="000bf4a0" officeooo:paragraph-rsid="000bf4a0" style:font-size-asian="10pt" style:font-size-complex="10pt"/>
    </style:style>
    <style:style style:name="P8" style:family="paragraph" style:parent-style-name="Standard">
      <style:paragraph-properties fo:text-align="justify" style:justify-single-word="false"/>
      <style:text-properties style:use-window-font-color="true" style:font-name="Noto Sans" fo:font-size="9pt" officeooo:rsid="000cd932" officeooo:paragraph-rsid="000cd932" style:font-size-asian="9pt" style:font-size-complex="9pt"/>
    </style:style>
    <style:style style:name="P9" style:family="paragraph" style:parent-style-name="Standard">
      <style:paragraph-properties fo:text-align="justify" style:justify-single-word="false"/>
      <style:text-properties style:use-window-font-color="true" officeooo:rsid="000cd932" officeooo:paragraph-rsid="000cd932"/>
    </style:style>
    <style:style style:name="P10" style:family="paragraph" style:parent-style-name="Standard">
      <style:paragraph-properties fo:text-align="justify" style:justify-single-word="false"/>
      <style:text-properties style:use-window-font-color="true" officeooo:rsid="000981fa" officeooo:paragraph-rsid="000981fa"/>
    </style:style>
    <style:style style:name="P11" style:family="paragraph" style:parent-style-name="Standard">
      <style:paragraph-properties fo:text-align="justify" style:justify-single-word="false"/>
      <style:text-properties fo:font-size="14pt" officeooo:rsid="000981fa" officeooo:paragraph-rsid="000981fa" style:font-size-asian="14pt" style:font-size-complex="14pt"/>
    </style:style>
    <style:style style:name="P12" style:family="paragraph" style:parent-style-name="Standard">
      <style:text-properties fo:font-size="14pt" fo:font-weight="bold" officeooo:rsid="0007031e" officeooo:paragraph-rsid="0007031e"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2pt" officeooo:rsid="0007ff7f" officeooo:paragraph-rsid="000bf4a0" style:font-size-asian="12pt" style:font-size-complex="12pt"/>
    </style:style>
    <style:style style:name="P14" style:family="paragraph" style:parent-style-name="Standard">
      <style:paragraph-properties fo:text-align="justify" style:justify-single-word="false"/>
      <style:text-properties officeooo:rsid="000bf4a0" officeooo:paragraph-rsid="000bf4a0"/>
    </style:style>
    <style:style style:name="P15" style:family="paragraph" style:parent-style-name="Standard">
      <style:paragraph-properties fo:text-align="justify" style:justify-single-word="false"/>
      <style:text-properties style:font-name="Noto Sans" fo:font-size="10pt" officeooo:rsid="000981fa" officeooo:paragraph-rsid="000981fa" style:font-size-asian="10pt" style:font-size-complex="10pt"/>
    </style:style>
    <style:style style:name="P16" style:family="paragraph" style:parent-style-name="Standard">
      <style:paragraph-properties fo:text-align="justify" style:justify-single-word="false"/>
      <style:text-properties style:font-name="Noto Sans" fo:font-size="10pt" officeooo:rsid="000bf4a0" officeooo:paragraph-rsid="000bf4a0" style:font-size-asian="10pt" style:font-size-complex="10pt"/>
    </style:style>
    <style:style style:name="P17" style:family="paragraph" style:parent-style-name="Standard">
      <style:paragraph-properties fo:text-align="justify" style:justify-single-word="false"/>
      <style:text-properties fo:color="#ff3333" officeooo:rsid="000bf4a0" officeooo:paragraph-rsid="000bf4a0"/>
    </style:style>
    <style:style style:name="P18" style:family="paragraph" style:parent-style-name="Standard">
      <style:paragraph-properties fo:text-align="justify" style:justify-single-word="false"/>
      <style:text-properties officeooo:rsid="0007031e" officeooo:paragraph-rsid="0007031e"/>
    </style:style>
    <style:style style:name="P19" style:family="paragraph" style:parent-style-name="Standard">
      <style:paragraph-properties fo:text-align="justify" style:justify-single-word="false" fo:break-before="page"/>
      <style:text-properties style:use-window-font-color="true" fo:font-weight="bold" officeooo:rsid="000981fa" officeooo:paragraph-rsid="000981fa" style:font-weight-asian="bold" style:font-weight-complex="bold"/>
    </style:style>
    <style:style style:name="P20" style:family="paragraph" style:parent-style-name="Standard">
      <style:paragraph-properties fo:text-align="justify" style:justify-single-word="false" fo:break-before="page"/>
      <style:text-properties fo:font-weight="bold" officeooo:rsid="000981fa" officeooo:paragraph-rsid="000981fa" style:font-weight-asian="bold" style:font-weight-complex="bold"/>
    </style:style>
    <style:style style:name="T1" style:family="text">
      <style:text-properties officeooo:rsid="0007ff7f"/>
    </style:style>
    <style:style style:name="T2" style:family="text">
      <style:text-properties officeooo:rsid="000b0049"/>
    </style:style>
    <style:style style:name="T3" style:family="text">
      <style:text-properties style:font-name="Noto Sans"/>
    </style:style>
    <style:style style:name="T4" style:family="text">
      <style:text-properties style:font-name="Noto Sans" fo:font-weight="normal" style:font-weight-asian="normal" style:font-weight-complex="normal"/>
    </style:style>
    <style:style style:name="T5" style:family="text">
      <style:text-properties fo:font-size="14pt" style:font-size-asian="14pt" style:font-size-complex="14pt"/>
    </style:style>
    <style:style style:name="T6" style:family="text">
      <style:text-properties fo:font-size="14pt" officeooo:rsid="000b0049" style:font-size-asian="14pt" style:font-size-complex="14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e36ba" style:font-weight-asian="normal" style:font-weight-complex="normal"/>
    </style:style>
    <style:style style:name="Sect1" style:family="section">
      <style:section-properties fo:background-color="#000000"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pte Rendu de projet : Filtre anti-spam</text:p>
      <text:p text:style-name="P2"/>
      <text:p text:style-name="P12">I) Répartition du travail</text:p>
      <text:p text:style-name="P2"/>
      <text:p text:style-name="P3">Sachant que nous n’allions pas pouvoir toujours se réunir afin de travailler ensemble, nous avons pris la décision de travailler séparément en passant par GitHub. Lucas a créé le Git avant la pause pédagogique et nous avons commencé à travailler chacun de notre coté durant cette période tout en restant en contact via un logiciel de messagerie en ligne.</text:p>
      <text:p text:style-name="P3">Brice a fait la fonction « charger_dictionnaire » et a commencé à faire « lire_message » qui a été amélioré puis finalisé par Lucas. </text:p>
      <text:p text:style-name="P3">Nous nous sommes ensuite réunis à la faculté afin de mettre nos notes et idée en commun pour faire l’apprentissage et finir le projet et à partir de ce moment nous avons travaillé conjointement. <text:span text:style-name="T1">Nous avons suivi le modèle donné dans le cours ainsi que les consignes du sujet pour faire l’apprentissage. Le classifieur naïf de Bayes étant ce qu’il est, nous n’avions pas une grande liberté d’implémentation. La seule variable dans ce code était la lecture des messages, à savoir comment garder les mots utiles pour l’apprentissage. Pour cela nous avons fait une fonction « filtrer » qui va être appelé sur chacun des mots du message. Nous commençons par enlever chaque caractères qui n’est pas une lettre afin d’épurer le mot (par exemple « &lt;br/&gt; devient « br ») et ensuite nous ne gardons que les mots de plus de 3 lettres. Si nous voulons par la suite améliorer la lecture des messages de notre filtre anti-spam, il nous suffirait de modifier cette fonction, le reste du code restant intact.</text:span></text:p>
      <text:p text:style-name="P3"/>
      <text:p text:style-name="P20"><text:span text:style-name="T5">II</text:span><text:span text:style-name="T6">)</text:span><text:span text:style-name="T5"> Exemple d’exécution</text:span></text:p>
      <text:p text:style-name="P11"/>
      <text:p text:style-name="P13">Le temps d’éxecution est plutôt court. Ce test a été fait sur toute la base d’apprentissage, et a testé toute la base de test.</text:p>
      <text:section text:style-name="Sect1" text:name="Section1">
        <text:p text:style-name="P15">Apprentissage...</text:p>
        <text:p text:style-name="P15"/>
        <text:p text:style-name="P15"/>
        <text:p text:style-name="P15">Test...</text:p>
        <text:p text:style-name="P15"/>
        <text:p text:style-name="P15"/>
        <text:p text:style-name="P15"/>
        <text:p text:style-name="P15">Erreur de test sur les 500 HAM : 0%</text:p>
        <text:p text:style-name="P15">Erreur de test sur les 500 SPAM : 24%</text:p>
        <text:p text:style-name="P15">Erreur de test globale sur 1000 mails : 12%</text:p>
        <text:p text:style-name="P15"/>
        <text:p text:style-name="P15"/>
        <text:p text:style-name="P15">Temps d'execution: 3.758s.</text:p>
      </text:section>
      <text:p text:style-name="P5"/>
      <text:p text:style-name="P14">Voici un exemple d’affichage de la probabilite d'apparition d'un mot du dico dans les ham ou les spam :</text:p>
      <text:section text:style-name="Sect1" text:name="Section2">
        <text:p text:style-name="P16">Apprentissage...</text:p>
        <text:p text:style-name="P16">ABLE<text:tab/><text:tab/><text:tab/>- h:4%<text:tab/> <text:s/>s:4%</text:p>
        <text:p text:style-name="P16">ABOUT<text:tab/><text:tab/><text:tab/>- h:30% <text:s/>s:23%</text:p>
        <text:p text:style-name="P16">ABOVE<text:tab/><text:tab/><text:tab/>- h:2%<text:tab/> <text:s/>s:10%</text:p>
        <text:p text:style-name="P16">ACCORDING<text:tab/><text:tab/>- h:2%<text:tab/> <text:s/>s:2%</text:p>
        <text:p text:style-name="P16">ACCOUNT<text:tab/><text:tab/>- h:1%<text:tab/> <text:s/>s:9%</text:p>
        <text:p text:style-name="P16">ACROSS<text:tab/><text:tab/>- h:3%<text:tab/> <text:s/>s:1%</text:p>
        <text:p text:style-name="P16">ACTION<text:tab/><text:tab/>- h:1%<text:tab/> <text:s/>s:2%</text:p>
        <text:p text:style-name="P16">ACTIVITIES<text:tab/><text:tab/>- h:0%<text:tab/> <text:s/>s:1%</text:p>
      </text:section>
      <text:p text:style-name="P17"/>
      <text:p text:style-name="P6">Voici un exemple d’affichage de la verification des predictions des ham :</text:p>
      <text:section text:style-name="Sect1" text:name="Section3">
        <text:p text:style-name="P7">Apprentissage...</text:p>
        <text:p text:style-name="P7"/>
        <text:p text:style-name="P7"/>
        <text:p text:style-name="P7">Test...</text:p>
        <text:p text:style-name="P7">HAM numero 0 identifie comme un HAM</text:p>
        <text:p text:style-name="P7">HAM numero 1 identifie comme un HAM</text:p>
        <text:p text:style-name="P7">HAM numero 2 identifie comme un HAM</text:p>
        <text:p text:style-name="P7">HAM numero 3 identifie comme un HAM</text:p>
        <text:p text:style-name="P7">HAM numero 4 identifie comme un HAM</text:p>
        <text:p text:style-name="P7">HAM numero 5 identifie comme un HAM</text:p>
        <text:p text:style-name="P7">HAM numero 6 identifie comme un HAM</text:p>
        <text:p text:style-name="P7">HAM numero 7 identifie comme un HAM</text:p>
        <text:p text:style-name="P7">HAM numero 8 identifie comme un HAM</text:p>
        <text:p text:style-name="P7">HAM numero 9 identifie comme un HAM</text:p>
        <text:p text:style-name="P7">…</text:p>
        <text:p text:style-name="P7">HAM numero 136 identifie comme un SPAM ***erreur***</text:p>
        <text:p text:style-name="P7">...</text:p>
      </text:section>
      <text:p text:style-name="P6"><text:soft-page-break/></text:p>
      <text:p text:style-name="P6">Pareil pour les spam :</text:p>
      <text:section text:style-name="Sect1" text:name="Section4">
        <text:p text:style-name="P7">SPAM numero 20 identifie comme un SPAM</text:p>
        <text:p text:style-name="P7">SPAM numero 21 identifie comme un SPAM</text:p>
        <text:p text:style-name="P7">SPAM numero 22 identifie comme un HAM <text:s text:c="3"/>***erreur***</text:p>
        <text:p text:style-name="P7">SPAM numero 23 identifie comme un SPAM</text:p>
        <text:p text:style-name="P7">SPAM numero 24 identifie comme un SPAM</text:p>
        <text:p text:style-name="P7">SPAM numero 25 identifie comme un HAM <text:s text:c="3"/>***erreur***</text:p>
      </text:section>
      <text:p text:style-name="P6"/>
      <text:p text:style-name="P9">Lorsque l’on affiche les probabilités, on obtient ceci :</text:p>
      <text:section text:style-name="Sect1" text:name="Section5">
        <text:p text:style-name="P8">P(Y=SPAM | X=x) = 2.160426166424087E-159<text:tab/>P(Y=HAM | X=x) = 1.367101355196179E-149<text:tab/>=&gt; identifie comme un HAM</text:p>
        <text:p text:style-name="P8">P(Y=SPAM | X=x) = 1.0265475728546096E-53<text:tab/>P(Y=HAM | X=x) = 9.238571385111618E-45<text:tab/>=&gt; identifie comme un HAM</text:p>
        <text:p text:style-name="P8">P(Y=SPAM | X=x) = 4.9713267639490285E-26<text:tab/>P(Y=HAM | X=x) = 5.941486321910127E-20<text:tab/>=&gt; identifie comme un HAM</text:p>
        <text:p text:style-name="P8">P(Y=SPAM | X=x) = 1.979684955396962E-88<text:tab/>P(Y=HAM | X=x) = 2.937665901362574E-78<text:tab/>=&gt; identifie comme un HAM</text:p>
      </text:section>
      <text:p text:style-name="P9"/>
      <text:p text:style-name="P6"/>
      <text:p text:style-name="P19"><text:span text:style-name="T5">III</text:span><text:span text:style-name="T6">)</text:span><text:span text:style-name="T5"> Lancement du programme</text:span></text:p>
      <text:p text:style-name="P10"/>
      <text:p text:style-name="P9">Il y a, dans le dossier <text:span text:style-name="T3">/src/</text:span>, un script ‘<text:span text:style-name="T3">start.sh</text:span>’. Il suffit de l’executer pour <text:span text:style-name="T7">compiler</text:span><text:span text:style-name="T8"> et </text:span><text:span text:style-name="T7">exécuter</text:span><text:span text:style-name="T8"> le programme. Pour une quelconque modification des paramètres du programme, il suffit d’ajouter ‘</text:span><text:span text:style-name="T4">-h</text:span><text:span text:style-name="T8">’ ou ‘</text:span><text:span text:style-name="T4">--help</text:span><text:span text:style-name="T8">’ au script.</text:span></text:p>
      <text:p text:style-name="P9"><text:span text:style-name="T8">Ce script va simplement effacer les </text:span><text:span text:style-name="T4">.class</text:span><text:span text:style-name="T8"> déjà présents s’ils existent, nettoyer l’invite de commande, compiler, exécuter puis effacer les </text:span><text:span text:style-name="T4">.class</text:span><text:span text:style-name="T8"> générés.</text:span></text:p>
      <text:p text:style-name="P9"><text:span text:style-name="T8"/></text:p>
      <text:p text:style-name="P9"><text:span text:style-name="T8">Une simple compilation ‘</text:span><text:span text:style-name="T4">javac</text:span><text:span text:style-name="T8">’ sur les deux classes (depuis src) et une simple execution ‘</text:span><text:span text:style-name="T4">java</text:span><text:span text:style-name="T8">’ de la classe principale ‘FiltreAntiSpam’ suffit si le script ne fonctionne pas. Les paramètres n’étant pas liés au script, le programme peut être lancé avec le ‘</text:span><text:span text:style-name="T4">-h</text:span><text:span text:style-name="T8">’ ou ‘</text:span><text:span text:style-name="T4">--help</text:span><text:span text:style-name="T8">’.</text:span></text:p>
      <text:p text:style-name="P9"><text:span text:style-name="T8"/></text:p>
      <text:p text:style-name="P9"><text:span text:style-name="T8">Pour éviter de remplir l’invite de commande avec des centaines de lignes, </text:span><text:span text:style-name="T9">les affichages sont désactivés de base. Pour les activer il suffit de mettre les bons paramètres au program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031e" officeooo:paragraph-rsid="0007031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rice LOSSON<text:tab/><text:tab/>Apprentissage Supervisé</text:p>
        <text:p text:style-name="MP1">Lucas SCHWAB<text:tab/><text:tab/>Option Master 1 Informatique</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4:07:42.116994439</meta:creation-date>
    <dc:date>2019-05-07T14:19:19.432866289</dc:date>
    <meta:editing-duration>PT13M40S</meta:editing-duration>
    <meta:editing-cycles>3</meta:editing-cycles>
    <meta:generator>LibreOffice/6.2.3.2$Linux_X86_64 LibreOffice_project/20$Build-2</meta:generator>
    <meta:document-statistic meta:table-count="0" meta:image-count="0" meta:object-count="0" meta:page-count="4" meta:paragraph-count="58" meta:word-count="737" meta:character-count="4355" meta:non-whitespace-character-count="3643"/>
  </office:meta>
</office:document-meta>
</file>